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[.$A3]*[.B3]+[.$A4]*[.B4]+[.$A5]*[.B5]+[.$A6]*[.B6]+[.$A7]*[.B7]+[.$A8]*[.B8]+[.$A9]*[.B9]+[.$A10]*[.B10]+[.$A11]*[.B11]+[.$A12]*[.B12]" office:value-type="float" office:value="285" calcext:value-type="float">
            <text:p>285</text:p>
          </table:table-cell>
          <table:table-cell table:formula="of:=[.$A3]*[.C3]+[.$A4]*[.C4]+[.$A5]*[.C5]+[.$A6]*[.C6]+[.$A7]*[.C7]+[.$A8]*[.C8]+[.$A9]*[.C9]+[.$A10]*[.C10]+[.$A11]*[.C11]+[.$A12]*[.C12]" office:value-type="float" office:value="570" calcext:value-type="float">
            <text:p>570</text:p>
          </table:table-cell>
          <table:table-cell table:formula="of:=[.$A3]*[.D3]+[.$A4]*[.D4]+[.$A5]*[.D5]+[.$A6]*[.D6]+[.$A7]*[.D7]+[.$A8]*[.D8]+[.$A9]*[.D9]+[.$A10]*[.D10]+[.$A11]*[.D11]+[.$A12]*[.D12]" office:value-type="float" office:value="855" calcext:value-type="float">
            <text:p>855</text:p>
          </table:table-cell>
          <table:table-cell table:formula="of:=[.$A3]*[.E3]+[.$A4]*[.E4]+[.$A5]*[.E5]+[.$A6]*[.E6]+[.$A7]*[.E7]+[.$A8]*[.E8]+[.$A9]*[.E9]+[.$A10]*[.E10]+[.$A11]*[.E11]+[.$A12]*[.E12]" office:value-type="float" office:value="1140" calcext:value-type="float">
            <text:p>1140</text:p>
          </table:table-cell>
          <table:table-cell table:formula="of:=[.$A3]*[.F3]+[.$A4]*[.F4]+[.$A5]*[.F5]+[.$A6]*[.F6]+[.$A7]*[.F7]+[.$A8]*[.F8]+[.$A9]*[.F9]+[.$A10]*[.F10]+[.$A11]*[.F11]+[.$A12]*[.F12]" office:value-type="float" office:value="1425" calcext:value-type="float">
            <text:p>1425</text:p>
          </table:table-cell>
          <table:table-cell table:formula="of:=[.$A3]*[.G3]+[.$A4]*[.G4]+[.$A5]*[.G5]+[.$A6]*[.G6]+[.$A7]*[.G7]+[.$A8]*[.G8]+[.$A9]*[.G9]+[.$A10]*[.G10]+[.$A11]*[.G11]+[.$A12]*[.G12]" office:value-type="float" office:value="1710" calcext:value-type="float">
            <text:p>1710</text:p>
          </table:table-cell>
          <table:table-cell table:formula="of:=[.$A3]*[.H3]+[.$A4]*[.H4]+[.$A5]*[.H5]+[.$A6]*[.H6]+[.$A7]*[.H7]+[.$A8]*[.H8]+[.$A9]*[.H9]+[.$A10]*[.H10]+[.$A11]*[.H11]+[.$A12]*[.H12]" office:value-type="float" office:value="1995" calcext:value-type="float">
            <text:p>1995</text:p>
          </table:table-cell>
          <table:table-cell table:formula="of:=[.$A3]*[.I3]+[.$A4]*[.I4]+[.$A5]*[.I5]+[.$A6]*[.I6]+[.$A7]*[.I7]+[.$A8]*[.I8]+[.$A9]*[.I9]+[.$A10]*[.I10]+[.$A11]*[.I11]+[.$A12]*[.I12]" office:value-type="float" office:value="2280" calcext:value-type="float">
            <text:p>2280</text:p>
          </table:table-cell>
          <table:table-cell table:formula="of:=[.$A3]*[.J3]+[.$A4]*[.J4]+[.$A5]*[.J5]+[.$A6]*[.J6]+[.$A7]*[.J7]+[.$A8]*[.J8]+[.$A9]*[.J9]+[.$A10]*[.J10]+[.$A11]*[.J11]+[.$A12]*[.J12]" office:value-type="float" office:value="2565" calcext:value-type="float">
            <text:p>2565</text:p>
          </table:table-cell>
          <table:table-cell table:formula="of:=[.$A3]*[.K3]+[.$A4]*[.K4]+[.$A5]*[.K5]+[.$A6]*[.K6]+[.$A7]*[.K7]+[.$A8]*[.K8]+[.$A9]*[.K9]+[.$A10]*[.K10]+[.$A11]*[.K11]+[.$A12]*[.K12]" office:value-type="float" office:value="2850" calcext:value-type="float">
            <text:p>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1:26:30.952869120</meta:creation-date>
    <dc:date>2023-10-27T23:55:06.450572643</dc:date>
    <meta:editing-duration>PT2H24M57S</meta:editing-duration>
    <meta:editing-cycles>2</meta:editing-cycles>
    <meta:generator>LibreOffice/7.3.7.2$Linux_X86_64 LibreOffice_project/30$Build-2</meta:generator>
    <meta:document-statistic meta:table-count="1" meta:cell-count="120" meta:object-count="0"/>
  </office:meta>
</office:document-meta>
</file>